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8ac67" officeooo:paragraph-rsid="0008ac6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ycle Timer:</text:p>
      <text:p text:style-name="P1"/>
      <text:p text:style-name="P1">OO approach would to breakdown what this project is. Cycle timer is intended to be a timer to be productive for 25 mins or any custom time that is entered. This timer goes through cycles of productive and breaks. An example would be a user is productive for 25 mins then alerted that the time is up and a break session occurs for 5 mins. </text:p>
      <text:p text:style-name="P1"><text:tab/>The custom timer will also take into consideration a cycle of how many times a user is productive, if a user is productive for 5 cycles then the break cycle is increased to 25 mins. After this session of break the cycle reverts back to 0 and the iterative count starts agai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5T11:23:00.503784579</meta:creation-date>
    <dc:date>2020-10-05T11:26:37.758582765</dc:date>
    <meta:editing-duration>PT3M37S</meta:editing-duration>
    <meta:editing-cycles>1</meta:editing-cycles>
    <meta:document-statistic meta:table-count="0" meta:image-count="0" meta:object-count="0" meta:page-count="1" meta:paragraph-count="3" meta:word-count="119" meta:character-count="626" meta:non-whitespace-character-count="508"/>
    <meta:generator>LibreOffice/5.3.6.1$Linux_X86_64 LibreOffice_project/30$Build-1</meta:generator>
  </office:meta>
</office:document-meta>
</file>